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03cm"/>
    </style:style>
    <style:style style:name="co3" style:family="table-column">
      <style:table-column-properties fo:break-before="auto" style:column-width="5.346cm"/>
    </style:style>
    <style:style style:name="co4" style:family="table-column">
      <style:table-column-properties fo:break-before="auto" style:column-width="8.641cm"/>
    </style:style>
    <style:style style:name="co5" style:family="table-column">
      <style:table-column-properties fo:break-before="auto" style:column-width="3.821cm"/>
    </style:style>
    <style:style style:name="co6" style:family="table-column">
      <style:table-column-properties fo:break-before="auto" style:column-width="4.283cm"/>
    </style:style>
    <style:style style:name="co7" style:family="table-column">
      <style:table-column-properties fo:break-before="auto" style:column-width="2.949cm"/>
    </style:style>
    <style:style style:name="co8" style:family="table-column">
      <style:table-column-properties fo:break-before="auto" style:column-width="8.941cm"/>
    </style:style>
    <style:style style:name="co9" style:family="table-column">
      <style:table-column-properties fo:break-before="auto" style:column-width="1.233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05cm"/>
    </style:style>
    <style:style style:name="co12" style:family="table-column">
      <style:table-column-properties fo:break-before="auto" style:column-width="20.569cm"/>
    </style:style>
    <style:style style:name="co13" style:family="table-column">
      <style:table-column-properties fo:break-before="auto" style:column-width="13.353cm"/>
    </style:style>
    <style:style style:name="co14" style:family="table-column">
      <style:table-column-properties fo:break-before="auto" style:column-width="2.895cm"/>
    </style:style>
    <style:style style:name="co15" style:family="table-column">
      <style:table-column-properties fo:break-before="auto" style:column-width="3.766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13cm"/>
    </style:style>
    <style:style style:name="co18" style:family="table-column">
      <style:table-column-properties fo:break-before="auto" style:column-width="1.316cm"/>
    </style:style>
    <style:style style:name="co19" style:family="table-column">
      <style:table-column-properties fo:break-before="auto" style:column-width="1.85cm"/>
    </style:style>
    <style:style style:name="co20" style:family="table-column">
      <style:table-column-properties fo:break-before="auto" style:column-width="1.207cm"/>
    </style:style>
    <style:style style:name="co21" style:family="table-column">
      <style:table-column-properties fo:break-before="auto" style:column-width="1.588cm"/>
    </style:style>
    <style:style style:name="co22" style:family="table-column">
      <style:table-column-properties fo:break-before="auto" style:column-width="1.859cm"/>
    </style:style>
    <style:style style:name="co23" style:family="table-column">
      <style:table-column-properties fo:break-before="auto" style:column-width="1.824cm"/>
    </style:style>
    <style:style style:name="co24" style:family="table-column">
      <style:table-column-properties fo:break-before="auto" style:column-width="12.617cm"/>
    </style:style>
    <style:style style:name="co25" style:family="table-column">
      <style:table-column-properties fo:break-before="auto" style:column-width="5.699cm"/>
    </style:style>
    <style:style style:name="co26" style:family="table-column">
      <style:table-column-properties fo:break-before="auto" style:column-width="9.894cm"/>
    </style:style>
    <style:style style:name="co27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9" style:family="table-cell" style:parent-style-name="Default" style:data-style-name="N109"/>
    <style:style style:name="ce10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value-type" style:repeat-content="false"/>
      <style:paragraph-properties fo:margin-left="0cm"/>
    </style:style>
    <style:style style:name="ce15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0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9-25T12:00:00" calcext:value-type="date">
            <text:p>2022-09-25T12:00</text:p>
          </table:table-cell>
          <table:table-cell office:value-type="date" office:date-value="2022-09-25T13:30:00" calcext:value-type="date">
            <text:p>2022-09-25T13:30</text:p>
          </table:table-cell>
          <table:table-cell office:value-type="string" calcext:value-type="string">
            <text:p>McGarry for Mayor meet &amp; greet</text:p>
          </table:table-cell>
          <table:table-cell office:value-type="string" calcext:value-type="string">
            <text:p>McGarry campaign office (unit 6) 561 Hespeler Road Cambridge, ON </text:p>
          </table:table-cell>
          <table:table-cell table:number-columns-repeated="2"/>
          <table:table-cell office:value-type="string" calcext:value-type="string">
            <text:p>Cambridge-Mayor</text:p>
          </table:table-cell>
          <table:table-cell office:value-type="string" calcext:value-type="string">
            <text:p>https://www.eventbrite.ca/e/mcgarry-for-mayor-meet-greet-tickets-42218762354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9-27T18:30:00" calcext:value-type="date">
            <text:p>2022-09-27T18:30</text:p>
          </table:table-cell>
          <table:table-cell office:value-type="date" office:date-value="2022-09-27T21:00:00" calcext:value-type="date">
            <text:p>2022-09-27T21:00</text:p>
          </table:table-cell>
          <table:table-cell office:value-type="string" calcext:value-type="string">
            <text:p>Meet the Candidates for Ward 7 and Ward 8 City of Kitchener Councillor</text:p>
          </table:table-cell>
          <table:table-cell office:value-type="string" calcext:value-type="string">
            <text:p>Westheights Community Church, 82 Westheights Drive, Kitchen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7, Kitchener-Ward-08</text:p>
          </table:table-cell>
          <table:table-cell office:value-type="string" calcext:value-type="string">
            <text:p>https://www.facebook.com/events/420694349921539</text:p>
          </table:table-cell>
          <table:table-cell office:value-type="string" calcext:value-type="string">
            <text:p>Alternative listing: &lt;a href=”http://fhcakitchener.ca/events.htm”&gt;http://fhcakitchener.ca/events.htm&lt;/a&gt;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9-26T12:30:00" calcext:value-type="date">
            <text:p>2022-09-26T12:30</text:p>
          </table:table-cell>
          <table:table-cell office:value-type="date" office:date-value="2022-09-26T15:00:00" calcext:value-type="date">
            <text:p>2022-09-26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0-17T13:00:00" calcext:value-type="date">
            <text:p>2022-10-17T13:00</text:p>
          </table:table-cell>
          <table:table-cell office:value-type="date" office:date-value="2022-10-17T15:00:00" calcext:value-type="date">
            <text:p>2022-10-17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0-11T18:00:00" calcext:value-type="date">
            <text:p>2022-10-11T18:0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<text:s/>Endorsed Candidate Meet &amp; Greet and October General Membership Meeting </text:p>
          </table:table-cell>
          <table:table-cell office:value-type="string" calcext:value-type="string">
            <text:p>ETFO Waterloo Office, 610 Wabanaki Drive, Kitchener, ON </text:p>
          </table:table-cell>
          <table:table-cell table:number-columns-repeated="2"/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https://waterloolabour.ca/events/endorsed-candidate-meet-greet-and-october-general-membership-meeting/</text:p>
          </table:table-cell>
          <table:table-cell office:value-type="string" calcext:value-type="string">
            <text:p>RSVP require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2-10-05T19:00:00" calcext:value-type="date">
            <text:p>2022-10-05T19:00</text:p>
          </table:table-cell>
          <table:table-cell office:value-type="date" office:date-value="2022-10-05T21:30:00" calcext:value-type="date">
            <text:p>2022-10-05T21:30</text:p>
          </table:table-cell>
          <table:table-cell office:value-type="string" calcext:value-type="string">
            <text:p>Women in Politics WR - Meet the Candidates 2022</text:p>
          </table:table-cell>
          <table:table-cell office:value-type="string" calcext:value-type="string">
            <text:p>The Walper Hotel 20 Queen Street South Kitchener, ON </text:p>
          </table:table-cell>
          <table:table-cell table:number-columns-repeated="2"/>
          <table:table-cell office:value-type="string" calcext:value-type="string">
            <text:p>Kitchener-Ward-09, Kitchener-Ward-10</text:p>
          </table:table-cell>
          <table:table-cell office:value-type="string" calcext:value-type="string">
            <text:p>https://www.eventbrite.com/e/women-in-politics-wr-meet-the-candidates-2022-tickets-426965283657</text:p>
          </table:table-cell>
          <table:table-cell office:value-type="string" calcext:value-type="string">
            <text:p>Hosted by Brooklin Wallis and Stephanie Stretch. Other candidates may be present. Free, but a small donation for SHORE and Spectrum will be asked at the door.</text:p>
          </table:table-cell>
        </table:table-row>
        <table:table-row table:style-name="ro1" table:number-rows-repeated="104855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edia" table:style-name="ta1">
        <office:forms form:automatic-focus="false" form:apply-design-mode="false"/>
        <table:table-column table:style-name="co11" table:default-cell-style-name="ce11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2">
          <table:table-cell office:value-type="string" calcext:value-type="string">
            <text:p/>
            <text:p>2022-08-14</text:p>
            <text:p/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 (Kathryn McGar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 (Jan Ligget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 (Erick Tako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 (Helen Shwe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 (Paul Brow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 (Cody Botelho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 (Brendon John Da Costa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 (Narine Dat Sookr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usman-lalva-ward-4-5826572" xlink:type="simple">https://www.cambridgetoday.ca/2022-municipal-election-news/meet-the-candidates-usman-lalva-ward-4-5826572</text:a></text:p>
          </table:table-cell>
          <table:table-cell office:value-type="string" calcext:value-type="string">
            <text:p>MEET THE CANDIDATES: Usman Lalva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homelessness-crisis-needs-positive-solutions-says-ward-1-candidate-5827184" xlink:type="simple">https://www.cambridgetoday.ca/2022-municipal-election-news/homelessness-crisis-needs-positive-solutions-says-ward-1-candidate-5827184</text:a></text:p>
          </table:table-cell>
          <table:table-cell office:value-type="string" calcext:value-type="string">
            <text:p>Homelessness crisis needs positive solutions says Ward 1 candidate (Donna Rei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amanda-maxwell-ward-5-5832946" xlink:type="simple">https://www.cambridgetoday.ca/2022-municipal-election-news/meet-the-candidates-amanda-maxwell-ward-5-5832946</text:a></text:p>
          </table:table-cell>
          <table:table-cell office:value-type="string" calcext:value-type="string">
            <text:p>MEET THE CANDIDATES: Amanda Maxwell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mark-d-fisher-ward-5-5832599" xlink:type="simple">https://www.cambridgetoday.ca/2022-municipal-election-news/meet-the-candidates-mark-d-fisher-ward-5-5832599</text:a></text:p>
          </table:table-cell>
          <table:table-cell office:value-type="string" calcext:value-type="string">
            <text:p>MEET THE CANDIDATES: Mark D. Fisher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naeem-awan-ward-5-5832780" xlink:type="simple">https://www.cambridgetoday.ca/2022-municipal-election-news/meet-the-candidates-naeem-awan-ward-5-5832780</text:a></text:p>
          </table:table-cell>
          <table:table-cell office:value-type="string" calcext:value-type="string">
            <text:p>MEET THE CANDIDATES: Naeem Awan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sheri-roberts-ward-5-5788521" xlink:type="simple">https://www.cambridgetoday.ca/2022-municipal-election-news/meet-the-candidates-sheri-roberts-ward-5-5788521</text:a></text:p>
          </table:table-cell>
          <table:table-cell office:value-type="string" calcext:value-type="string">
            <text:p>MEET THE CANDIDATES: Sheri Robert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jim-karahalios-ward-5-5833022" xlink:type="simple">https://www.cambridgetoday.ca/2022-municipal-election-news/meet-the-candidates-jim-karahalios-ward-5-5833022</text:a></text:p>
          </table:table-cell>
          <table:table-cell office:value-type="string" calcext:value-type="string">
            <text:p>MEET THE CANDIDATES: Jim Karahalio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housing-attainability-one-of-the-key-goals-of-incumbent-regional-chair-5829722" xlink:type="simple">https://www.cambridgetoday.ca/2022-municipal-election-news/housing-attainability-one-of-the-key-goals-of-incumbent-regional-chair-5829722</text:a></text:p>
          </table:table-cell>
          <table:table-cell office:value-type="string" calcext:value-type="string">
            <text:p>Housing attainability one of the key goals of incumbent regional chair (Karen Red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regional-candidate-says-stronger-cambridge-voice-needed-on-council-5816586" xlink:type="simple">https://www.cambridgetoday.ca/2022-municipal-election-news/regional-candidate-says-stronger-cambridge-voice-needed-on-council-5816586</text:a></text:p>
          </table:table-cell>
          <table:table-cell office:value-type="string" calcext:value-type="string">
            <text:p>Regional candidate says stronger Cambridge voice needed on council (Pam Wolf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<text:a xlink:href="https://www.cambridgetoday.ca/2022-municipal-election-news/failed-response-to-opioid-crisis-lack-of-safety-prompted-former-mayor-to-run-for-regional-council-5835726" xlink:type="simple">https://www.cambridgetoday.ca/2022-municipal-election-news/failed-response-to-opioid-crisis-lack-of-safety-prompted-former-mayor-to-run-for-regional-council-5835726</text:a></text:p>
          </table:table-cell>
          <table:table-cell office:value-type="string" calcext:value-type="string">
            <text:p>Failed response to opioid crisis, lack of safety prompted former mayor to run for regional council (Doug Craig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regional-candidate-says-hell-ensure-cambridge-gets-value-for-tax-dollars-5838887" xlink:type="simple">https://www.cambridgetoday.ca/2022-municipal-election-news/regional-candidate-says-hell-ensure-cambridge-gets-value-for-tax-dollars-5838887</text:a></text:p>
          </table:table-cell>
          <table:table-cell office:value-type="string" calcext:value-type="string">
            <text:p>Regional candidate says he'll ensure Cambridge gets value for its tax dollars (Prakash Venkatara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candidate-feels-ignored-over-concern-election-day-falls-on-diwali-5839687" xlink:type="simple">https://www.cambridgetoday.ca/2022-municipal-election-news/candidate-feels-ignored-over-concern-election-day-falls-on-diwali-5839687</text:a></text:p>
          </table:table-cell>
          <table:table-cell office:value-type="string" calcext:value-type="string">
            <text:p>Candidate feels 'ignored' over concern election day falls on Diwali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melessness-traffic-and-road-repairs-top-issues-for-ward-6-candidate-5841301" xlink:type="simple">https://www.cambridgetoday.ca/2022-municipal-election-news/homelessness-traffic-and-road-repairs-top-issues-for-ward-6-candidate-5841301</text:a></text:p>
          </table:table-cell>
          <table:table-cell office:value-type="string" calcext:value-type="string">
            <text:p>Homelessness, traffic and road repairs top issues for Ward 6 candidate (Eian Campbel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using-affordability-a-key-concern-for-incumbent-in-ward-6-5798996" xlink:type="simple">https://www.cambridgetoday.ca/2022-municipal-election-news/housing-affordability-a-key-concern-for-incumbent-in-ward-6-5798996</text:a></text:p>
          </table:table-cell>
          <table:table-cell office:value-type="string" calcext:value-type="string">
            <text:p>Housing affordability a key concern for incumbent in Ward 6 (Shannon Adshade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ward-6-candidate-says-city-needs-better-sports-and-recreation-facilities-5841074" xlink:type="simple">https://www.cambridgetoday.ca/2022-municipal-election-news/ward-6-candidate-says-city-needs-better-sports-and-recreation-facilities-5841074</text:a></text:p>
          </table:table-cell>
          <table:table-cell office:value-type="string" calcext:value-type="string">
            <text:p>Ward 6 candidate says city needs better sports and recreation facilities (Bill Conwa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cambridge-needs-more-representation-on-regional-council-says-candidate-5841379" xlink:type="simple">https://www.cambridgetoday.ca/2022-municipal-election-news/cambridge-needs-more-representation-on-regional-council-says-candidate-5841379</text:a></text:p>
          </table:table-cell>
          <table:table-cell office:value-type="string" calcext:value-type="string">
            <text:p>Cambridge needs more representation on regional council, says candidate (Crystal Wheth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ayoral-candidate-confident-he-can-make-the-right-decisions-and-choices-for-the-people-of-this-city-5839151" xlink:type="simple">https://www.cambridgetoday.ca/2022-municipal-election-news/mayoral-candidate-confident-he-can-make-the-right-decisions-and-choices-for-the-people-of-this-city-5839151</text:a></text:p>
          </table:table-cell>
          <table:table-cell office:value-type="string" calcext:value-type="string">
            <text:p>Mayoral candidate confident he can make 'the right decisions and choices for the people of this city' (Randy Cart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scott-hamilton-incumbent-for-ward-7-5790082" xlink:type="simple">https://www.cambridgetoday.ca/2022-municipal-election-news/meet-the-candidates-scott-hamilton-incumbent-for-ward-7-5790082</text:a></text:p>
          </table:table-cell>
          <table:table-cell office:value-type="string" calcext:value-type="string">
            <text:p>MEET THE CANDIDATES: Scott Hamilton, incumbent for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manuel-da-silva-ward-7-5845556" xlink:type="simple">https://www.cambridgetoday.ca/2022-municipal-election-news/meet-the-candidates-manuel-da-silva-ward-7-5845556</text:a></text:p>
          </table:table-cell>
          <table:table-cell office:value-type="string" calcext:value-type="string">
            <text:p>MEET THE CANDIDATES: Manuel da Silva,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andidate-says-we-need-compassionate-but-practical-solutions-to-issues-like-homelessness-5845716" xlink:type="simple">https://www.cambridgetoday.ca/2022-municipal-election-news/candidate-says-we-need-compassionate-but-practical-solutions-to-issues-like-homelessness-5845716</text:a></text:p>
          </table:table-cell>
          <table:table-cell office:value-type="string" calcext:value-type="string">
            <text:p>Candidate says we need 'compassionate but practical solutions' to issues like homelessness (Tyler Calv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ity-infrastructure-hasnt-kept-up-to-growth-says-candidate-for-ward-8-5851205" xlink:type="simple">https://www.cambridgetoday.ca/2022-municipal-election-news/city-infrastructure-hasnt-kept-up-to-growth-says-candidate-for-ward-8-5851205</text:a></text:p>
          </table:table-cell>
          <table:table-cell office:value-type="string" calcext:value-type="string">
            <text:p>City infrastructure hasn't kept up to growth, says candidate for Ward 8 (David Hoo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ward-8-candidate-frustrated-by-unresolved-issues-says-its-time-for-change-5849934" xlink:type="simple">https://www.cambridgetoday.ca/2022-municipal-election-news/ward-8-candidate-frustrated-by-unresolved-issues-says-its-time-for-change-5849934</text:a></text:p>
          </table:table-cell>
          <table:table-cell office:value-type="string" calcext:value-type="string">
            <text:p>Ward 8 candidate frustrated by unresolved issues, says it's time for change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address-homelessness-and-addiction-by-starting-at-root-of-problem-says-ward-8-candidate-5850977</text:p>
          </table:table-cell>
          <table:table-cell office:value-type="string" calcext:value-type="string">
            <text:p>Address homelessness and addiction by starting at root of problem, says Ward 8 candidate (Jack Perkes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3obw/mayors_debate_on_rogerstv_tonight/</text:p>
          </table:table-cell>
          <table:table-cell office:value-type="string" calcext:value-type="string">
            <text:p>Mayor's Debate on RogersTV tonight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globalnews.ca/news/9145941/2022-ontario-municipal-election-cambridge-ward-6-councillor-candidates</text:p>
          </table:table-cell>
          <table:table-cell office:value-type="string" calcext:value-type="string">
            <text:p>2022 Ontario municipal election: Meet the Cambridge Ward 6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kitchener/comments/xkognh/report_from_ward_9_candidate_qa/</text:p>
          </table:table-cell>
          <table:table-cell office:value-type="string" calcext:value-type="string">
            <text:p>Report from Ward 9 Candidate Q&amp;A (🧠🪱)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cambridge-trustee-proposes-free-public-transit-for-students-5852442</text:p>
          </table:table-cell>
          <table:table-cell office:value-type="string" calcext:value-type="string">
            <text:p>Cambridge trustee proposes free public transit for student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cambridgetoday.ca/2022-municipal-election-news/building-walkable-sustainable-neighbourhoods-will-ensure-cambridge-thrives-says-regional-candidate-5852311</text:p>
          </table:table-cell>
          <table:table-cell office:value-type="string" calcext:value-type="string">
            <text:p>Building walkable, sustainable neighbourhoods will ensure Cambridge thrives, says regional candidate (Bobbi Stewar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ose7/report_from_ward_9_candidate_qa/</text:p>
          </table:table-cell>
          <table:table-cell office:value-type="string" calcext:value-type="string">
            <text:p>Report from Ward 9 Candidate Q&amp;A (🧠🪱)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58ZlIUayPdo</text:p>
          </table:table-cell>
          <table:table-cell office:value-type="string" calcext:value-type="string">
            <text:p>The Local Campaign: Councillor Candidate Q&amp;A – Waterloo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Ward-01, Waterloo-Ward-02, Waterloo-Ward-03, Waterloo-Ward-04, Waterloo-Ward-05, Waterloo-Ward-06, 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07sGNbTjcxc</text:p>
          </table:table-cell>
          <table:table-cell office:value-type="string" calcext:value-type="string">
            <text:p>The Local Campaign: Regional Council Candidate Q&amp;As for Kitchener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-JZAzH-RicI</text:p>
          </table:table-cell>
          <table:table-cell office:value-type="string" calcext:value-type="string">
            <text:p>The Local Campaign: Regional Council Candidate Q&amp;As for Cambridge and Waterloo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ambridge, 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therecord.com/news/waterloo-region/opinion/2022/09/21/her-wheelchair-gives-this-municipal-candidate-a-unique-perspective.html</text:p>
          </table:table-cell>
          <table:table-cell office:value-type="string" calcext:value-type="string">
            <text:p>Luisa D’Amato: Her wheelchair gives this municipal candidate a unique perspectiv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twitter.com/csgw_wr/status/1573128821473431552</text:p>
          </table:table-cell>
          <table:table-cell office:value-type="string" calcext:value-type="string">
            <text:p>Citizens for Safe Ground Water Wilmot Candidates Survey on Aggregates</text:p>
          </table:table-cell>
          <table:table-cell office:value-type="string" calcext:value-type="string">
            <text:p>Citizens for Safe Ground Wa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globalnews.ca/news/9146336/2022-ontario-municipal-election-kitchener-ward-1-council-candidates/</text:p>
          </table:table-cell>
          <table:table-cell office:value-type="string" calcext:value-type="string">
            <text:p>2022 Ontario municipal election: Meet the Kitchener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knowyourwrdsbtrustees.ca/</text:p>
          </table:table-cell>
          <table:table-cell office:value-type="string" calcext:value-type="string">
            <text:p>Know Your WRDSB Trustees website/candidate classification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therecord.com/news/waterloo-region/opinion/2022/09/23/the-magical-side-of-the-candidates-debate.html</text:p>
          </table:table-cell>
          <table:table-cell office:value-type="string" calcext:value-type="string">
            <text:p>Luisa D’Amato: The magical side of the candidates’ deb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08-waterloo-votes-cindy-watkin-region-of-waterloo-council-candidate/</text:p>
          </table:table-cell>
          <table:table-cell office:value-type="string" calcext:value-type="string">
            <text:p>WATERLOO VOTES: Cindy Watkin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97-waterloo-votes-julie-wright-ward-7-candidate/</text:p>
          </table:table-cell>
          <table:table-cell office:value-type="string" calcext:value-type="string">
            <text:p>WATERLOO VOTES: Julie Wright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15-waterloo-votes-kypp-saunders-mayoral-candidate/</text:p>
          </table:table-cell>
          <table:table-cell office:value-type="string" calcext:value-type="string">
            <text:p>WATERLOO VOTES: Kypp Saunder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90-waterloo-votes-dorothy-mccabe-mayoral-candidate/</text:p>
          </table:table-cell>
          <table:table-cell office:value-type="string" calcext:value-type="string">
            <text:p>WATERLOO VOTES: Dorothy McCabe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282-waterloo-votes-royce-bodaly-ward-2-candidate/</text:p>
          </table:table-cell>
          <table:table-cell office:value-type="string" calcext:value-type="string">
            <text:p>WATERLOO VOTES: Royce Bodaly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178-waterloo-votes-diane-freeman-ward-4-candidate/</text:p>
          </table:table-cell>
          <table:table-cell office:value-type="string" calcext:value-type="string">
            <text:p>WATERLOO VOTES: Diane Freeman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citified.substack.com/p/kitchener-candidates</text:p>
          </table:table-cell>
          <table:table-cell office:value-type="string" calcext:value-type="string">
            <text:p>Kitchener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Kitchene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58-waterloo-votes-blayr-hogg-ward-5-candidate/</text:p>
          </table:table-cell>
          <table:table-cell office:value-type="string" calcext:value-type="string">
            <text:p>WATERLOO VOTES: Blayr Hogg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28-waterloo-votes-jen-vasic-ward-5-candidate/</text:p>
          </table:table-cell>
          <table:table-cell office:value-type="string" calcext:value-type="string">
            <text:p>WATERLOO VOTES: Jen Vasic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696-waterloo-region-votes-julie-molenaar-waterloo-catholic-district-school-board-trustee-candidate/</text:p>
          </table:table-cell>
          <table:table-cell office:value-type="string" calcext:value-type="string">
            <text:p>WATERLOO REGION VOTES: Julie Molenaa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50-waterloo-votes-mark-fisher-region-of-waterloo-council-candidate/</text:p>
          </table:table-cell>
          <table:table-cell office:value-type="string" calcext:value-type="string">
            <text:p>WATERLOO VOTES: Mark Fish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63-waterloo-region-votes-george-schmidt-waterloo-region-district-school-board-trustee-candidate/</text:p>
          </table:table-cell>
          <table:table-cell office:value-type="string" calcext:value-type="string">
            <text:p>WATERLOO REGION VOTES: George Schmidt, Waterloo Region District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71-waterloo-region-votes-waterloo-region-district-school-board-trustee-candidate-wendy-woodhall/</text:p>
          </table:table-cell>
          <table:table-cell office:value-type="string" calcext:value-type="string">
            <text:p>WATERLOO REGION VOTES: Waterloo Region District School Board trustee candidate, Wendy Woodhall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10-waterloo-votes-obinna-obi-ward-4-candidate/</text:p>
          </table:table-cell>
          <table:table-cell office:value-type="string" calcext:value-type="string">
            <text:p>WATERLOO VOTES: Obinna Obi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3-waterloo-votes-bob-oberholtzer-ward-5-candidate/</text:p>
          </table:table-cell>
          <table:table-cell office:value-type="string" calcext:value-type="string">
            <text:p>WATERLOO VOTES: Bob Oberholtz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7-waterloo-region-votes-jim-erb-region-of-waterloo-council-candidate/</text:p>
          </table:table-cell>
          <table:table-cell office:value-type="string" calcext:value-type="string">
            <text:p>WATERLOO REGION VOTES: Jim Erb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606-waterloo-region-votes-karen-redman-waterloo-regional-chair-candidate/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28-waterloo-region-votes-john-vieth-region-of-waterloo-council-candidate/</text:p>
          </table:table-cell>
          <table:table-cell office:value-type="string" calcext:value-type="string">
            <text:p>WATERLOO REGION VOTES: John Vieth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49-waterloo-region-votes-gord-greavette-region-of-waterloo-council-candidate/</text:p>
          </table:table-cell>
          <table:table-cell office:value-type="string" calcext:value-type="string">
            <text:p>WATERLOO REGION VOTES: Gord Greavette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08-waterloo-votes-sandra-hanmer-ward-1-candidate/</text:p>
          </table:table-cell>
          <table:table-cell office:value-type="string" calcext:value-type="string">
            <text:p>WATERLOO VOTES: Sandra Hanmer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43-waterloo-votes-bruce-polan-ward-7-candidate/</text:p>
          </table:table-cell>
          <table:table-cell office:value-type="string" calcext:value-type="string">
            <text:p>WATERLOO VOTES: Bruce Polan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441-waterloo-votes-robert-parent-ward-1-candidate/</text:p>
          </table:table-cell>
          <table:table-cell office:value-type="string" calcext:value-type="string">
            <text:p>WATERLOO VOTES: Robert Parent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68-waterloo-votes-rob-evans-mayoral-candidate/</text:p>
          </table:table-cell>
          <table:table-cell office:value-type="string" calcext:value-type="string">
            <text:p>WATERLOO VOTES: Rob Evan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45-waterloo-votes-shannon-weber-mayoral-candidate/</text:p>
          </table:table-cell>
          <table:table-cell office:value-type="string" calcext:value-type="string">
            <text:p>WATERLOO VOTES: Shannon Weber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44-waterloo-votes-joe-brenner-ward-5-candidate/</text:p>
          </table:table-cell>
          <table:table-cell office:value-type="string" calcext:value-type="string">
            <text:p>WATERLOO VOTES: Joe Brenn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93-waterloo-votes-jim-bolger-region-of-waterloo-council-candidate/</text:p>
          </table:table-cell>
          <table:table-cell office:value-type="string" calcext:value-type="string">
            <text:p>WATERLOO VOTES: Jim Bolg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016-waterloo-votes-jonathan-cassels-ward-6-candidate/</text:p>
          </table:table-cell>
          <table:table-cell office:value-type="string" calcext:value-type="string">
            <text:p>WATERLOO VOTES: Jonathan Cassels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56-waterloo-votes-mary-lou-roe-ward-6-candidate/</text:p>
          </table:table-cell>
          <table:table-cell office:value-type="string" calcext:value-type="string">
            <text:p>WATERLOO VOTES: Mary Lou Ro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98-waterloo-votes-chantal-huinink-region-of-waterloo-council-candidate/</text:p>
          </table:table-cell>
          <table:table-cell office:value-type="string" calcext:value-type="string">
            <text:p>WATERLOO VOTES: Chantal Huinink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1028-waterloo-region-votes-catholic-school-board-trustee-candidate-linda-cuff/</text:p>
          </table:table-cell>
          <table:table-cell office:value-type="string" calcext:value-type="string">
            <text:p>WATERLOO REGION VOTES: Catholic school board trustee candidate Linda Cuff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32-waterloo-votes-maryssa-barras-ward-4-candidate/</text:p>
          </table:table-cell>
          <table:table-cell office:value-type="string" calcext:value-type="string">
            <text:p>WATERLOO VOTES: Maryssa Barras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3-waterloo-votes-hans-roach-ward-3-candidate/</text:p>
          </table:table-cell>
          <table:table-cell office:value-type="string" calcext:value-type="string">
            <text:p>WATERLOO VOTES: Hans Roach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7-waterloo-votes-madelyn-steiss-ward-3-candidate/</text:p>
          </table:table-cell>
          <table:table-cell office:value-type="string" calcext:value-type="string">
            <text:p>WATERLOO VOTES: Madelyn Steiss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616-waterloo-region-votes-james-ball-region-of-waterloo-council-candidate/</text:p>
          </table:table-cell>
          <table:table-cell office:value-type="string" calcext:value-type="string">
            <text:p>WATERLOO REGION VOTES: James Ball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960-waterloo-region-votes-narine-sookram-waterloo-regional-chair-candidate/</text:p>
          </table:table-cell>
          <table:table-cell office:value-type="string" calcext:value-type="string">
            <text:p>WATERLOO REGION VOTES: Narine Sookram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845-waterloo-votes-khaled-berbash-ward-2-candidate/</text:p>
          </table:table-cell>
          <table:table-cell office:value-type="string" calcext:value-type="string">
            <text:p>WATERLOO VOTES: Khaled Berbash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15-waterloo-region-votes-martin-mirt-waterloo-region-district-school-board-trustee-candidate/</text:p>
          </table:table-cell>
          <table:table-cell office:value-type="string" calcext:value-type="string">
            <text:p>WATERLOO REGION VOTES: Martin Mirt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2-waterloo-region-votes-kathy-doherty-masters-waterloo-catholic-district-school-board-trustee-candidate/</text:p>
          </table:table-cell>
          <table:table-cell office:value-type="string" calcext:value-type="string">
            <text:p>WATERLOO REGION VOTES: Kathy Doherty-Masters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85-waterloo-region-votes-kathleen-woodcock-waterloo-region-district-school-board-trustee-candidate/</text:p>
          </table:table-cell>
          <table:table-cell office:value-type="string" calcext:value-type="string">
            <text:p>WATERLOO REGION VOTES: Kathleen Woodcock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0-waterloo-region-votes-gilles-roy-candidate-for-french-separate-board/</text:p>
          </table:table-cell>
          <table:table-cell office:value-type="string" calcext:value-type="string">
            <text:p>WATERLOO REGION VOTES: Gilles Roy, candidate for French separate board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87-waterloo-region-votes-brendon-john-da-costa-waterloo-regional-chair-candidate/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03-waterloo-region-votes-cristina-bairos-fernandes-waterloo-region-district-school-board-trustee-candidate/</text:p>
          </table:table-cell>
          <table:table-cell office:value-type="string" calcext:value-type="string">
            <text:p>WATERLOO REGION VOTES: Cristina Bairos Fernandes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47-waterloo-region-votes-ren-e-kraft-waterloo-catholic-district-school-board-trustee-candidate/</text:p>
          </table:table-cell>
          <table:table-cell office:value-type="string" calcext:value-type="string">
            <text:p>WATERLOO REGION VOTES: Renée Kraft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75-waterloo-region-votes-wendy-ashby-waterloo-catholic-district-school-board-trustee-candidate/</text:p>
          </table:table-cell>
          <table:table-cell office:value-type="string" calcext:value-type="string">
            <text:p>WATERLOO REGION VOTES: Wendy Ashby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586-waterloo-region-votes-marie-snyder-waterloo-region-district-school-board-trustee-candidate/</text:p>
          </table:table-cell>
          <table:table-cell office:value-type="string" calcext:value-type="string">
            <text:p>WATERLOO REGION VOTES: Marie Snyd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546-waterloo-region-votes-scott-piatkowski-waterloo-region-district-school-board-candidate/</text:p>
          </table:table-cell>
          <table:table-cell office:value-type="string" calcext:value-type="string">
            <text:p>WATERLOO REGION VOTES: Scott Piatkowski, Waterloo Region District School Board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733-waterloo-region-votes-peter-neufeld-region-of-waterloo-council-candidate/</text:p>
          </table:table-cell>
          <table:table-cell office:value-type="string" calcext:value-type="string">
            <text:p>WATERLOO REGION VOTES: Peter Neufeld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waterloochronicle.ca/news-story/10717200-ward-2-candidate-unable-to-continue-in-waterloo-but-name-to-remain-on-ballot/</text:p>
          </table:table-cell>
          <table:table-cell office:value-type="string" calcext:value-type="string">
            <text:p>Ward 2 candidate “unable to continue” in Waterloo, but name to remain on ballot (Shaheen Mujahid)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string" calcext:value-type="string">
            <text:p>https://old.reddit.com/r/waterloo/comments/xmtjja/waterloo_mayoral_debate_who_won/</text:p>
          </table:table-cell>
          <table:table-cell office:value-type="string" calcext:value-type="string">
            <text:p>Waterloo Mayoral debate. Who won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youtu.be/5WVvTDuPdyg</text:p>
          </table:table-cell>
          <table:table-cell office:value-type="string" calcext:value-type="string">
            <text:p>Ward 9 All-Candidates Meeting (Hosted by Cherry Park and Victoria Park Neighbourhood Associations)</text:p>
          </table:table-cell>
          <table:table-cell office:value-type="string" calcext:value-type="string">
            <text:p>Cory Albrech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bc.ca/news/canada/kitchener-waterloo/why-voters-should-care-about-municipal-politics-1.6591872</text:p>
          </table:table-cell>
          <table:table-cell office:value-type="string" calcext:value-type="string">
            <text:p>Don't care about the municipal election? You're not alone, but here's why you should vot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therecord.com/news/waterloo-region/opinion/2022/09/26/racism-with-a-smile-being-black-and-running-for-office-takes-a-certain-strength.html</text:p>
          </table:table-cell>
          <table:table-cell office:value-type="string" calcext:value-type="string">
            <text:p>‘Racism with a smile’ — being Black and running for office takes a certain streng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kitchener-1.6084485</text:p>
          </table:table-cell>
          <table:table-cell office:value-type="string" calcext:value-type="string">
            <text:p>Meet the candidates running for Mayor of Kitchener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www.cbc.ca/news/canada/kitchener-waterloo/top-municipal-election-issues-waterloo-region-1.6591570</text:p>
          </table:table-cell>
          <table:table-cell office:value-type="string" calcext:value-type="string">
            <text:p>We asked for your top municipal election issues. Here's what you told u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globalnews.ca/news/9151942/2022-ontario-municipal-election-meet-the-waterloo-ward-1-council-candidates/</text:p>
          </table:table-cell>
          <table:table-cell office:value-type="string" calcext:value-type="string">
            <text:p>2022 Ontario municipal election: Meet the Waterloo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ilmot-township-1.6084910</text:p>
          </table:table-cell>
          <table:table-cell office:value-type="string" calcext:value-type="string">
            <text:p>Meet the candidates running for mayor of Wilmot Township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aterloo-1.6084853</text:p>
          </table:table-cell>
          <table:table-cell office:value-type="string" calcext:value-type="string">
            <text:p>Meet the candidates running for mayor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ourspectrum.com/2022/09/26/results-of-2slgbtqia-questionnaire-for-waterloo-region-municipal-candidates/</text:p>
          </table:table-cell>
          <table:table-cell office:value-type="string" calcext:value-type="string">
            <text:p>Results of 2SLGBTQIA+ Questionnaire for Waterloo Region Municipal Candidates</text:p>
          </table:table-cell>
          <table:table-cell office:value-type="string" calcext:value-type="string">
            <text:p>Spectrum</text:p>
          </table:table-cell>
          <table:table-cell office:value-type="string" calcext:value-type="string">
            <text:p>Alias-SchoolBoard-Public-English, Alias-SchoolBoard-Public-Catholic, Alias-All-AreaMunicipal, Alias-All-Region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03-cambridge-votes-sheri-roberts-cambridge-ward-5-candidate/</text:p>
          </table:table-cell>
          <table:table-cell office:value-type="string" calcext:value-type="string">
            <text:p>CAMBRIDGE VOTES: Sheri Roberts, Cambridge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13-cambridge-votes-helen-shwery-ward-1-candidate/</text:p>
          </table:table-cell>
          <table:table-cell office:value-type="string" calcext:value-type="string">
            <text:p>CAMBRIDGE VOTES: Helen Shwery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0-cambridge-votes-ross-earnshaw-ward-4-councillor-candidate/</text:p>
          </table:table-cell>
          <table:table-cell office:value-type="string" calcext:value-type="string">
            <text:p>CAMBRIDGE VOTES: Ross Earnshaw, Ward 4 councillor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6-cambridge-votes-michele-braniff-ward-3-candidate/</text:p>
          </table:table-cell>
          <table:table-cell office:value-type="string" calcext:value-type="string">
            <text:p>CAMBRIDGE VOTES: Michele Braniff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80-cambridge-votes-shannon-adshade-ward-6-candidate/</text:p>
          </table:table-cell>
          <table:table-cell office:value-type="string" calcext:value-type="string">
            <text:p>CAMBRIDGE VOTES: Shannon Adshade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927-cambridge-votes-barbara-harrington-ward-4-candidate/</text:p>
          </table:table-cell>
          <table:table-cell office:value-type="string" calcext:value-type="string">
            <text:p>CAMBRIDGE VOTES: Barbara Harrington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9940-cambridge-votes-paul-brown-ward-1-candidate/</text:p>
          </table:table-cell>
          <table:table-cell office:value-type="string" calcext:value-type="string">
            <text:p>CAMBRIDGE VOTES: Paul Brown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21-cambridge-votes-donna-reid-ward-1-candidate/</text:p>
          </table:table-cell>
          <table:table-cell office:value-type="string" calcext:value-type="string">
            <text:p>CAMBRIDGE VOTES: Donna Reid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63-cambridge-votes-piyush-nanda-ward-2-candidate/</text:p>
          </table:table-cell>
          <table:table-cell office:value-type="string" calcext:value-type="string">
            <text:p>CAMBRIDGE VOTES: Piyush Nanda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23-cambridge-votes-matt-rogers-ward-2-candidate/</text:p>
          </table:table-cell>
          <table:table-cell office:value-type="string" calcext:value-type="string">
            <text:p>CAMBRIDGE VOTES: Matt Rogers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67-cambridge-votes-corey-kimpson-ward-3-candidate/</text:p>
          </table:table-cell>
          <table:table-cell office:value-type="string" calcext:value-type="string">
            <text:p>CAMBRIDGE VOTES: Corey Kimpso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11-cambridge-votes-tracy-hipel-ward-3-candidate/</text:p>
          </table:table-cell>
          <table:table-cell office:value-type="string" calcext:value-type="string">
            <text:p>CAMBRIDGE VOTES: Tracy Hipel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54-cambridge-votes-belinda-karahalios-ward-3-candidate/</text:p>
          </table:table-cell>
          <table:table-cell office:value-type="string" calcext:value-type="string">
            <text:p>CAMBRIDGE VOTES: Belinda Karahalios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461-cambridge-votes-nate-whalen-ward-3-candidate/</text:p>
          </table:table-cell>
          <table:table-cell office:value-type="string" calcext:value-type="string">
            <text:p>CAMBRIDGE VOTES: Nate Whale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752-cambridge-votes-clifford-vanclief-ward-4-candidate/</text:p>
          </table:table-cell>
          <table:table-cell office:value-type="string" calcext:value-type="string">
            <text:p>CAMBRIDGE VOTES: Clifford Vanclief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808-cambridge-votes-usman-lalva-ward-4-candidate/</text:p>
          </table:table-cell>
          <table:table-cell office:value-type="string" calcext:value-type="string">
            <text:p>CAMBRIDGE VOTES: Usman Lalva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19-cambridge-votes-mark-d-fisher-ward-5-candidate/</text:p>
          </table:table-cell>
          <table:table-cell office:value-type="string" calcext:value-type="string">
            <text:p>CAMBRIDGE VOTES: Mark D Fisher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84-cambridge-votes-naeem-awan-ward-5-candidate/</text:p>
          </table:table-cell>
          <table:table-cell office:value-type="string" calcext:value-type="string">
            <text:p>CAMBRIDGE VOTES: Naeem Awan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235-cambridge-votes-amanda-maxwell-ward-5-candidate/</text:p>
          </table:table-cell>
          <table:table-cell office:value-type="string" calcext:value-type="string">
            <text:p>CAMBRIDGE VOTES: Amanda Maxwell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52-cambridge-votes-jim-karahalios-ward-5-candidate/</text:p>
          </table:table-cell>
          <table:table-cell office:value-type="string" calcext:value-type="string">
            <text:p>CAMBRIDGE VOTES: Jim Karahalios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90-cambridge-votes-kris-langford-ward-6-candidate/</text:p>
          </table:table-cell>
          <table:table-cell office:value-type="string" calcext:value-type="string">
            <text:p>CAMBRIDGE VOTES: Kris Langford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44-cambridge-votes-adam-cooper-ward-6-candidate/</text:p>
          </table:table-cell>
          <table:table-cell office:value-type="string" calcext:value-type="string">
            <text:p>CAMBRIDGE VOTES: Adam Cooper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55-cambridge-votes-eian-campbell-ward-6-candidate/</text:p>
          </table:table-cell>
          <table:table-cell office:value-type="string" calcext:value-type="string">
            <text:p>CAMBRIDGE VOTES: Eian Campbell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2-cambridge-votes-scott-hamilton-ward-7-candidate/</text:p>
          </table:table-cell>
          <table:table-cell office:value-type="string" calcext:value-type="string">
            <text:p>CAMBRIDGE VOTES: Scott Hamilton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0-cambridge-votes-mike-devine-ward-2-candidate/</text:p>
          </table:table-cell>
          <table:table-cell office:value-type="string" calcext:value-type="string">
            <text:p>CAMBRIDGE VOTES: Mike Devine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6-cambridge-votes-chris-sim-ward-7-candidate/</text:p>
          </table:table-cell>
          <table:table-cell office:value-type="string" calcext:value-type="string">
            <text:p>CAMBRIDGE VOTES: Chris Sim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8-cambridge-votes-manuel-da-silva-ward-7-candidate/</text:p>
          </table:table-cell>
          <table:table-cell office:value-type="string" calcext:value-type="string">
            <text:p>CAMBRIDGE VOTES: Manuel da Silva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596-cambridge-votes-nicholas-ermeta-ward-8-candidate/</text:p>
          </table:table-cell>
          <table:table-cell office:value-type="string" calcext:value-type="string">
            <text:p>CAMBRIDGE VOTES: Nicholas Ermeta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38-cambridge-votes-jack-perkes-ward-8-candidate/</text:p>
          </table:table-cell>
          <table:table-cell office:value-type="string" calcext:value-type="string">
            <text:p>CAMBRIDGE VOTES: Jack Perkes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95-cambridge-votes-vandan-patel-ward-8-candidate/</text:p>
          </table:table-cell>
          <table:table-cell office:value-type="string" calcext:value-type="string">
            <text:p>CAMBRIDGE VOTES: Vandan Patel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768-cambridge-votes-david-hood-ward-8-candidate/</text:p>
          </table:table-cell>
          <table:table-cell office:value-type="string" calcext:value-type="string">
            <text:p>CAMBRIDGE VOTES: David Hood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838-cambridge-votes-kathryn-mcgarry-mayoral-candidate/</text:p>
          </table:table-cell>
          <table:table-cell office:value-type="string" calcext:value-type="string">
            <text:p>CAMBRIDGE VOTES: Kathryn McGarry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04-cambridge-votes-jan-liggett-mayoral-candidate/</text:p>
          </table:table-cell>
          <table:table-cell office:value-type="string" calcext:value-type="string">
            <text:p>CAMBRIDGE VOTES: Jan Liggett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51-cambridge-votes-randy-carter-mayoral-candidate/</text:p>
          </table:table-cell>
          <table:table-cell office:value-type="string" calcext:value-type="string">
            <text:p>CAMBRIDGE VOTES: Randy Carter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266-cambridge-votes-erick-takor-ward-1-candidate/</text:p>
          </table:table-cell>
          <table:table-cell office:value-type="string" calcext:value-type="string">
            <text:p>CAMBRIDGE VOTES: Erick Takor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08-cambridge-votes-doug-craig-regional-council-candidate/</text:p>
          </table:table-cell>
          <table:table-cell office:value-type="string" calcext:value-type="string">
            <text:p>CAMBRIDGE VOTES: Doug Craig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97-cambridge-votes-prakash-venkataraman-regional-council-candidate/</text:p>
          </table:table-cell>
          <table:table-cell office:value-type="string" calcext:value-type="string">
            <text:p>CAMBRIDGE VOTES: Prakash Venkataraman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468-cambridge-votes-crystal-whetham-regional-council-candidate/</text:p>
          </table:table-cell>
          <table:table-cell office:value-type="string" calcext:value-type="string">
            <text:p>CAMBRIDGE VOTES: Crystal Whetham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522-cambridge-votes-tyler-calver-regional-council-candidate/</text:p>
          </table:table-cell>
          <table:table-cell office:value-type="string" calcext:value-type="string">
            <text:p>CAMBRIDGE VOTES: Tyler Calver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984-cambridge-votes-pam-wolf-regional-council-candidate/</text:p>
          </table:table-cell>
          <table:table-cell office:value-type="string" calcext:value-type="string">
            <text:p>CAMBRIDGE VOTES: Pam Wolf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042-cambridge-votes-cindy-watson-waterloo-region-district-school-board-candidate/</text:p>
          </table:table-cell>
          <table:table-cell office:value-type="string" calcext:value-type="string">
            <text:p>CAMBRIDGE VOTES: Cindy Wat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58-cambridge-votes-jayne-herring-waterloo-region-district-school-board-candidate/</text:p>
          </table:table-cell>
          <table:table-cell office:value-type="string" calcext:value-type="string">
            <text:p>CAMBRIDGE VOTES: Jayne Herring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84-cambridge-votes-carla-johnson-waterloo-region-district-school-board-candidate/</text:p>
          </table:table-cell>
          <table:table-cell office:value-type="string" calcext:value-type="string">
            <text:p>CAMBRIDGE VOTES: Carla John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48-cambridge-votes-lux-burgess-waterloo-region-district-school-board-candidate/</text:p>
          </table:table-cell>
          <table:table-cell office:value-type="string" calcext:value-type="string">
            <text:p>CAMBRIDGE VOTES: Lux Burges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76-cambridge-votes-bill-cody-waterloo-region-district-school-board-candidate/</text:p>
          </table:table-cell>
          <table:table-cell office:value-type="string" calcext:value-type="string">
            <text:p>CAMBRIDGE VOTES: Bill Cody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25-cambridge-votes-bobbi-stewart-regional-council-candidate/</text:p>
          </table:table-cell>
          <table:table-cell office:value-type="string" calcext:value-type="string">
            <text:p>CAMBRIDGE VOTES: Bobbi Stewart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50-cambridge-votes-mandi-bond-waterloo-region-district-school-board-candidate/</text:p>
          </table:table-cell>
          <table:table-cell office:value-type="string" calcext:value-type="string">
            <text:p>CAMBRIDGE VOTES: Mandi Bond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32-cambridge-votes-linda-brooks-waterloo-region-district-school-board-candidate/</text:p>
          </table:table-cell>
          <table:table-cell office:value-type="string" calcext:value-type="string">
            <text:p>CAMBRIDGE VOTES: Linda Brook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53-cambridge-votes-courtney-waterfall-waterloo-region-district-school-board-candidate/</text:p>
          </table:table-cell>
          <table:table-cell office:value-type="string" calcext:value-type="string">
            <text:p>CAMBRIDGE VOTES: Courtney Waterfall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73-cambridge-votes-marisa-phillips-waterloo-catholic-district-school-board-candidate/</text:p>
          </table:table-cell>
          <table:table-cell office:value-type="string" calcext:value-type="string">
            <text:p>CAMBRIDGE VOTES: Marisa Phillip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340-cambridge-votes-jesse-keels-waterloo-catholic-district-school-board-candidate/</text:p>
          </table:table-cell>
          <table:table-cell office:value-type="string" calcext:value-type="string">
            <text:p>CAMBRIDGE VOTES: Jesse Keel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57-cambridge-votes-michael-john-rattee-waterloo-catholic-district-school-board-candidate/</text:p>
          </table:table-cell>
          <table:table-cell office:value-type="string" calcext:value-type="string">
            <text:p>CAMBRIDGE VOTES: Michael John Rattee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83-cambridge-votes-winston-francis-waterloo-catholic-district-school-board-candidate/</text:p>
          </table:table-cell>
          <table:table-cell office:value-type="string" calcext:value-type="string">
            <text:p>CAMBRIDGE VOTES: Winston Franci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000-cambridge-votes-cody-botelho-mayoral-candidate/</text:p>
          </table:table-cell>
          <table:table-cell office:value-type="string" calcext:value-type="string">
            <text:p>CAMBRIDGE VOTES: Cody Botelho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ambridgetoday.ca/2022-municipal-election-news/meet-the-candidates-ward-8-incumbent-nicholas-ermeta-5873214</text:p>
          </table:table-cell>
          <table:table-cell office:value-type="string" calcext:value-type="string">
            <text:p>MEET THE CANDIDATES: Ward 8 incumbent Nicholas Ermeta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ambridgetoday.ca/2022-municipal-election-news/over-80-local-candidates-attend-event-ahead-of-october-election-5872987</text:p>
          </table:table-cell>
          <table:table-cell office:value-type="string" calcext:value-type="string">
            <text:p>Over 80 local candidates attend event ahead of October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youtube.com/watch?v=v1MT1rZjUkA</text:p>
          </table:table-cell>
          <table:table-cell office:value-type="string" calcext:value-type="string">
            <text:p>The Local Campaign: Councillor Candidate Q&amp;A - Cambridge (Update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 table:number-rows-repeated="104832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8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vic-Kitchener-Ward-01</text:p>
          </table:table-cell>
          <table:table-cell office:value-type="string" calcext:value-type="string">
            <text:p>Kitchener-Ward-01-alan-becir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3"/>
          <table:table-cell office:value-type="string" calcext:value-type="string">
            <text:p>https://khaledberbash.com</text:p>
          </table:table-cell>
          <table:table-cell table:number-columns-repeated="4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https://www.facebook.com/Vote4JimBolger</text:p>
          </table:table-cell>
          <table:table-cell/>
          <table:table-cell office:value-type="string" calcext:value-type="string">
            <text:p>https://www.instagram.com/bolgerjim</text:p>
          </table:table-cell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3"/>
          <table:table-cell office:value-type="string" calcext:value-type="string">
            <text:p>http://www.mandibond.ca/</text:p>
          </table:table-cell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https://www.facebook.com/Elect-Mandi-Bond-104330819090542</text:p>
          </table:table-cell>
          <table:table-cell table:number-columns-repeated="2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7"/>
          <table:table-cell office:value-type="string" calcext:value-type="string">
            <text:p>http://instagram.com/codybotelhoformayor/</text:p>
          </table:table-cell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8"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5"/>
          <table:table-cell office:value-type="string" calcext:value-type="string">
            <text:p>https://www.facebook.com/votetylercalver</text:p>
          </table:table-cell>
          <table:table-cell table:number-columns-repeated="2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/>
          <table:table-cell office:value-type="string" calcext:value-type="string">
            <text:p>519-222-9451</text:p>
          </table:table-cell>
          <table:table-cell office:value-type="string" calcext:value-type="string">
            <text:p>info@dougcraig.ca</text:p>
          </table:table-cell>
          <table:table-cell table:number-columns-repeated="5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8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8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2"/>
          <table:table-cell office:value-type="string" calcext:value-type="string">
            <text:p>Nicholas_Ermeta_4_Cambridge@yahoo.ca</text:p>
          </table:table-cell>
          <table:table-cell/>
          <table:table-cell office:value-type="string" calcext:value-type="string">
            <text:p>http://twitter.com/NicholasErmeta</text:p>
          </table:table-cell>
          <table:table-cell office:value-type="string" calcext:value-type="string">
            <text:p>https://www.facebook.com/Nicholas.Ermeta</text:p>
          </table:table-cell>
          <table:table-cell table:number-columns-repeated="2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 table:number-columns-repeated="5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3"/>
          <table:table-cell office:value-type="string" calcext:value-type="string">
            <text:p>http://www.fischer4ward6.ca/</text:p>
          </table:table-cell>
          <table:table-cell table:number-columns-repeated="4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table:number-columns-repeated="8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/>
          <table:table-cell office:value-type="string" calcext:value-type="string">
            <text:p>647-298-4584</text:p>
          </table:table-cell>
          <table:table-cell table:number-columns-repeated="6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table:number-columns-repeated="8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style-name="ce5"/>
          <table:table-cell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8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2"/>
          <table:table-cell office:value-type="string" calcext:value-type="string">
            <text:p>dhood@rogers.com</text:p>
          </table:table-cell>
          <table:table-cell table:number-columns-repeated="5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table:number-columns-repeated="8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2"/>
          <table:table-cell office:value-type="string" calcext:value-type="string">
            <text:p>Keating4council2022@gmail.com</text:p>
          </table:table-cell>
          <table:table-cell table:number-columns-repeated="5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5"/>
          <table:table-cell office:value-type="string" calcext:value-type="string">
            <text:p>https://www.facebook.com/CoreyKimpsonWard3</text:p>
          </table:table-cell>
          <table:table-cell/>
          <table:table-cell office:value-type="string" calcext:value-type="string">
            <text:p>https://www.instagram.com/elect_corey_kimpson_ward_3/</text:p>
          </table:table-cell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https://www.facebook.com/votereneekraft</text:p>
          </table:table-cell>
          <table:table-cell table:number-columns-repeated="2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/>
          <table:table-cell office:value-type="string" calcext:value-type="string">
            <text:p>1-877-856-7371</text:p>
          </table:table-cell>
          <table:table-cell table:number-columns-repeated="6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8"/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2"/>
          <table:table-cell office:value-type="string" calcext:value-type="string">
            <text:p>info@VoteMcGarry.ca</text:p>
          </table:table-cell>
          <table:table-cell table:number-columns-repeated="2"/>
          <table:table-cell office:value-type="string" calcext:value-type="string">
            <text:p>https://www.facebook.com/kathryn.mcgarry.5</text:p>
          </table:table-cell>
          <table:table-cell table:number-columns-repeated="2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office:value-type="string" calcext:value-type="string">
            <text:p>http://www.marisaphillips.ca/</text:p>
          </table:table-cell>
          <table:table-cell table:number-columns-repeated="4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s://brucepolanward7.wixsite.com/bruce-polan</text:p>
          </table:table-cell>
          <table:table-cell table:number-columns-repeated="2"/>
          <table:table-cell office:value-type="string" calcext:value-type="string">
            <text:p>https://www.linkedin.com/in/brucepolan/</text:p>
          </table:table-cell>
          <table:table-cell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2"/>
          <table:table-cell office:value-type="string" calcext:value-type="string">
            <text:p>roach.ward3waterloo@gmail.com</text:p>
          </table:table-cell>
          <table:table-cell office:value-type="string" calcext:value-type="string">
            <text:p>https://www.hansroachwaterloo.com/</text:p>
          </table:table-cell>
          <table:table-cell table:number-columns-repeated="4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8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https://www.facebook.com/vote.matthewschwarze/</text:p>
          </table:table-cell>
          <table:table-cell table:number-columns-repeated="2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8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3"/>
          <table:table-cell office:value-type="string" calcext:value-type="string">
            <text:p>http://www.conradstanley.info/</text:p>
          </table:table-cell>
          <table:table-cell table:number-columns-repeated="4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 table:number-columns-repeated="8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8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3"/>
          <table:table-cell office:value-type="string" calcext:value-type="string">
            <text:p>http://www.cindywatkin.com/</text:p>
          </table:table-cell>
          <table:table-cell table:number-columns-repeated="4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/>
          <table:table-cell office:value-type="string" calcext:value-type="string">
            <text:p>226-896-0008</text:p>
          </table:table-cell>
          <table:table-cell table:number-columns-repeated="6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8"/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8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3"/>
          <table:table-cell office:value-type="string" calcext:value-type="string">
            <text:p>https://kathleenwoodcock.ca/</text:p>
          </table:table-cell>
          <table:table-cell table:number-columns-repeated="4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/>
          <table:table-cell office:value-type="string" calcext:value-type="string">
            <text:p>519-747-8191</text:p>
          </table:table-cell>
          <table:table-cell table:number-columns-repeated="5"/>
          <table:table-cell office:value-type="string" calcext:value-type="string">
            <text:p>https://www.instagram.com/wendywoodhall4trustee</text:p>
          </table:table-cell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7" table:default-cell-style-name="ce15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3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7">0000-00-00</text:date>, <text:time style:data-style-name="N2" text:time-value="17:46:40.6947906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09-27T18:08:32.886955851</dc:date>
    <meta:editing-duration>P4DT18H32M5S</meta:editing-duration>
    <meta:editing-cycles>143</meta:editing-cycles>
    <meta:document-statistic meta:table-count="5" meta:cell-count="2673" meta:object-count="0"/>
  </office:meta>
</office:document-meta>
</file>